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1C0000001ECF1E3F6C809C236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cm" fo:border="none" style:writing-mode="page"/>
    </style:style>
    <style:style style:name="Tableau1.B1" style:family="table-cell">
      <style:table-cell-properties fo:padding="0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fo:background-color="transparent">
        <style:background-image/>
      </style:table-row-properties>
    </style:style>
    <style:style style:name="Tableau1.A9" style:family="table-cell">
      <style:table-cell-properties fo:background-color="#ffd54f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18" style:family="table-cell">
      <style:table-cell-properties fo:background-color="#ffebab" fo:padding="0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1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2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8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3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8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4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5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6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7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59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0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1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2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3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4" style:family="table-cell">
      <style:table-cell-properties fo:padding="0cm" fo:border-left="0.5pt solid #000000" fo:border-right="none" fo:border-top="none" fo:border-bottom="0.5pt solid #000000" style:writing-mode="page"/>
    </style:style>
    <style:style style:name="Tableau1.A66" style:family="table-cell">
      <style:table-cell-properties fo:padding="0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0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1" style:family="paragraph" style:parent-style-name="Text_20_body">
      <style:text-properties officeooo:paragraph-rsid="003f0ab1"/>
    </style:style>
    <style:style style:name="P32" style:family="paragraph" style:parent-style-name="Text_20_body">
      <style:paragraph-properties fo:text-align="center" style:justify-single-word="false"/>
      <style:text-properties officeooo:paragraph-rsid="003f0ab1"/>
    </style:style>
    <style:style style:name="P33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4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5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3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[#setting datetime_format="dd/MM/yyyy"]</text:p>
      <text:p text:style-name="P3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5"><draw:frame draw:style-name="fr1" draw:name="illustration" text:anchor-type="as-char" svg:width="7.594cm" svg:height="8.137cm" draw:z-index="0"><draw:image xlink:href="Pictures/100000000000001C0000001ECF1E3F6C809C2363.png" xlink:type="simple" xlink:show="embed" xlink:actuate="onLoad" draw:mime-type="image/png"/></draw:frame></text:p>
          </table:table-cell>
          <table:table-cell table:style-name="Tableau1.B1" office:value-type="string">
            <text:p text:style-name="P24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6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7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6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clotureDate??]${operation.cloture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26">C<text:span text:style-name="T1">onso</text:span><text:span text:style-name="T12">m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6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6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0"/>
            <text:p text:style-name="P29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35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3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3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6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0">a) Programmation de logement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34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1"><text:span text:style-name="T6">b) </text:span>Programmation autr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Renvoi autres fiches</text:p>
          </table:table-cell>
          <table:table-cell table:style-name="Tableau1.C2" table:number-columns-spanned="3" office:value-type="string">
            <text:p text:style-name="P15"><text:text-input text:description="">${operation.operationLiee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7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8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2">a) Foncier et occupation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ext:soft-page-break/>
        <table:table-row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>
          <table:table-cell table:style-name="Tableau1.A40" office:value-type="string">
            <text:p text:style-name="P16">Adaptations à prévoir</text:p>
          </table:table-cell>
          <table:table-cell table:style-name="Tableau1.C2" table:number-columns-spanned="3" office:value-type="string">
            <text:p text:style-name="P16"><text:text-input text:description="">${operation.foncierAdaptation!""}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3">b) PLUi</text:p>
          </table:table-cell>
          <table:covered-table-cell/>
          <table:covered-table-cell/>
          <table:covered-table-cell/>
        </table:table-row>
        <table:table-row>
          <table:table-cell table:style-name="Tableau1.C2" table:number-columns-spanned="4" office:value-type="string">
            <text:p text:style-name="P28">Règlement graphiqu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>
          <table:table-cell table:style-name="Tableau1.C2" table:number-columns-spanned="4" office:value-type="string">
            <text:p text:style-name="P28">Plans thématiques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>
          <table:table-cell table:style-name="Tableau1.A18" table:number-columns-spanned="4" office:value-type="string">
            <text:p text:style-name="P44">c) Procédure opérationnelle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16"><text:text-input text:description="">${operation.echeanc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9">V. Gouvernance / suivi de projet</text:p>
          </table:table-cell>
          <table:covered-table-cell/>
          <table:covered-table-cell/>
          <table:covered-table-cell/>
        </table:table-row>
        <table:table-row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>
          <table:table-cell table:style-name="Tableau1.A9" table:number-columns-spanned="4" office:value-type="string">
            <text:p text:style-name="P39">VI. Commentaires</text:p>
          </table:table-cell>
          <table:covered-table-cell/>
          <table:covered-table-cell/>
          <table:covered-table-cell/>
        </table:table-row>
        <table:table-row>
          <table:table-cell table:style-name="Tableau1.A66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3-02-02T15:54:02.993000000</dc:date>
    <meta:editing-duration>PT5H5M49S</meta:editing-duration>
    <meta:editing-cycles>72</meta:editing-cycles>
    <meta:generator>LibreOffice/7.4.1.2$Windows_X86_64 LibreOffice_project/3c58a8f3a960df8bc8fd77b461821e42c061c5f0</meta:generator>
    <meta:document-statistic meta:table-count="1" meta:image-count="1" meta:object-count="0" meta:page-count="2" meta:paragraph-count="121" meta:word-count="460" meta:character-count="4389" meta:non-whitespace-character-count="4173"/>
  </office:meta>
</office:document-meta>
</file>